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f0b" officeooo:paragraph-rsid="00168f0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68f0b" officeooo:paragraph-rsid="00168f0b" style:font-weight-asian="bold" style:font-weight-complex="bold"/>
    </style:style>
    <style:style style:name="P4" style:family="paragraph" style:parent-style-name="Standard">
      <style:text-properties fo:font-weight="bold" officeooo:rsid="00168f0b" officeooo:paragraph-rsid="00170ea5" style:font-weight-asian="bold" style:font-weight-complex="bold"/>
    </style:style>
    <style:style style:name="P5" style:family="paragraph" style:parent-style-name="Standard">
      <style:text-properties fo:font-weight="bold" officeooo:rsid="0018e0c9" officeooo:paragraph-rsid="0018e0c9" style:font-weight-asian="bold" style:font-weight-complex="bold"/>
    </style:style>
    <style:style style:name="P6" style:family="paragraph" style:parent-style-name="Standard">
      <style:text-properties fo:font-weight="bold" officeooo:rsid="0020ca14" officeooo:paragraph-rsid="0020ca14" style:font-weight-asian="bold" style:font-weight-complex="bold"/>
    </style:style>
    <style:style style:name="P7" style:family="paragraph" style:parent-style-name="Standard">
      <style:text-properties fo:font-weight="bold" officeooo:rsid="0021a172" officeooo:paragraph-rsid="0021a172" style:font-weight-asian="bold" style:font-weight-complex="bold"/>
    </style:style>
    <style:style style:name="P8" style:family="paragraph" style:parent-style-name="Standard">
      <style:text-properties fo:font-weight="bold" officeooo:rsid="0025d1d5" officeooo:paragraph-rsid="0025d1d5" style:font-weight-asian="bold" style:font-weight-complex="bold"/>
    </style:style>
    <style:style style:name="P9" style:family="paragraph" style:parent-style-name="Standard">
      <style:text-properties fo:font-weight="bold" officeooo:rsid="002bcae5" officeooo:paragraph-rsid="002bcae5" style:font-weight-asian="bold" style:font-weight-complex="bold"/>
    </style:style>
    <style:style style:name="P10" style:family="paragraph" style:parent-style-name="Standard">
      <style:text-properties fo:font-weight="bold" officeooo:rsid="002dcf1f" officeooo:paragraph-rsid="002dcf1f" style:font-weight-asian="bold" style:font-weight-complex="bold"/>
    </style:style>
    <style:style style:name="P11" style:family="paragraph" style:parent-style-name="Standard">
      <style:text-properties fo:font-weight="bold" officeooo:rsid="002fb22c" officeooo:paragraph-rsid="002fb22c" style:font-weight-asian="bold" style:font-weight-complex="bold"/>
    </style:style>
    <style:style style:name="P12" style:family="paragraph" style:parent-style-name="Standard">
      <style:text-properties fo:font-weight="bold" officeooo:rsid="0030829d" officeooo:paragraph-rsid="0030829d" style:font-weight-asian="bold" style:font-weight-complex="bold"/>
    </style:style>
    <style:style style:name="P13" style:family="paragraph" style:parent-style-name="Standard">
      <style:text-properties fo:font-weight="bold" officeooo:rsid="0032b82b" officeooo:paragraph-rsid="0032b82b" style:font-weight-asian="bold" style:font-weight-complex="bold"/>
    </style:style>
    <style:style style:name="P14" style:family="paragraph" style:parent-style-name="Standard">
      <style:text-properties officeooo:rsid="00170ea5" officeooo:paragraph-rsid="00170ea5"/>
    </style:style>
    <style:style style:name="P15" style:family="paragraph" style:parent-style-name="Standard">
      <style:text-properties officeooo:rsid="0018c2ac" officeooo:paragraph-rsid="0018c2ac"/>
    </style:style>
    <style:style style:name="P16" style:family="paragraph" style:parent-style-name="Standard">
      <style:text-properties fo:font-weight="normal" officeooo:rsid="0018e0c9" officeooo:paragraph-rsid="0018e0c9" style:font-weight-asian="normal" style:font-weight-complex="normal"/>
    </style:style>
    <style:style style:name="P17" style:family="paragraph" style:parent-style-name="Standard">
      <style:text-properties fo:font-weight="normal" officeooo:rsid="0020ca14" officeooo:paragraph-rsid="0020ca14" style:font-weight-asian="normal" style:font-weight-complex="normal"/>
    </style:style>
    <style:style style:name="P18" style:family="paragraph" style:parent-style-name="Standard">
      <style:text-properties fo:font-weight="normal" officeooo:rsid="002dcf1f" officeooo:paragraph-rsid="002dcf1f" style:font-weight-asian="normal" style:font-weight-complex="normal"/>
    </style:style>
    <style:style style:name="P19" style:family="paragraph" style:parent-style-name="Standard">
      <style:text-properties fo:font-weight="normal" officeooo:rsid="002bcae5" officeooo:paragraph-rsid="002bcae5" style:font-weight-asian="normal" style:font-weight-complex="normal"/>
    </style:style>
    <style:style style:name="P20" style:family="paragraph" style:parent-style-name="Standard">
      <style:text-properties fo:font-weight="normal" officeooo:rsid="002fb22c" officeooo:paragraph-rsid="002fb22c" style:font-weight-asian="normal" style:font-weight-complex="normal"/>
    </style:style>
    <style:style style:name="P21" style:family="paragraph" style:parent-style-name="Standard">
      <style:text-properties fo:font-weight="normal" officeooo:rsid="002fb22c" officeooo:paragraph-rsid="0030829d" style:font-weight-asian="normal" style:font-weight-complex="normal"/>
    </style:style>
    <style:style style:name="P22" style:family="paragraph" style:parent-style-name="Standard">
      <style:text-properties fo:font-weight="normal" officeooo:rsid="0030829d" officeooo:paragraph-rsid="0030829d" style:font-weight-asian="normal" style:font-weight-complex="normal"/>
    </style:style>
    <style:style style:name="P23" style:family="paragraph" style:parent-style-name="Standard">
      <style:text-properties fo:font-weight="normal" officeooo:rsid="0032b82b" officeooo:paragraph-rsid="0032b82b" style:font-weight-asian="normal" style:font-weight-complex="normal"/>
    </style:style>
    <style:style style:name="P24" style:family="paragraph" style:parent-style-name="Standard">
      <style:text-properties officeooo:rsid="0019f36c" officeooo:paragraph-rsid="0019f36c"/>
    </style:style>
    <style:style style:name="P25" style:family="paragraph" style:parent-style-name="Standard">
      <style:text-properties officeooo:rsid="0020ca14" officeooo:paragraph-rsid="0020ca14"/>
    </style:style>
    <style:style style:name="P26" style:family="paragraph" style:parent-style-name="Standard">
      <style:text-properties officeooo:rsid="0021a172" officeooo:paragraph-rsid="0021a172"/>
    </style:style>
    <style:style style:name="P27" style:family="paragraph" style:parent-style-name="Standard">
      <style:text-properties officeooo:rsid="0021b253" officeooo:paragraph-rsid="0021b253"/>
    </style:style>
    <style:style style:name="P28" style:family="paragraph" style:parent-style-name="Standard">
      <style:text-properties officeooo:rsid="00227875" officeooo:paragraph-rsid="00227875"/>
    </style:style>
    <style:style style:name="P29" style:family="paragraph" style:parent-style-name="Standard">
      <style:text-properties officeooo:rsid="0024585a" officeooo:paragraph-rsid="0024585a"/>
    </style:style>
    <style:style style:name="P30" style:family="paragraph" style:parent-style-name="Standard">
      <style:text-properties officeooo:rsid="0025d1d5" officeooo:paragraph-rsid="0025d1d5"/>
    </style:style>
    <style:style style:name="P31" style:family="paragraph" style:parent-style-name="Standard">
      <style:text-properties officeooo:rsid="00299a5c" officeooo:paragraph-rsid="00299a5c"/>
    </style:style>
    <style:style style:name="P32" style:family="paragraph" style:parent-style-name="Standard">
      <style:text-properties officeooo:rsid="002a6133" officeooo:paragraph-rsid="002a6133"/>
    </style:style>
    <style:style style:name="P33" style:family="paragraph" style:parent-style-name="Standard">
      <style:text-properties officeooo:rsid="002b6b5a" officeooo:paragraph-rsid="002b6b5a"/>
    </style:style>
    <style:style style:name="P34" style:family="paragraph" style:parent-style-name="Standard">
      <style:text-properties style:text-underline-style="solid" style:text-underline-width="auto" style:text-underline-color="font-color" officeooo:rsid="002b6b5a" officeooo:paragraph-rsid="002b6b5a"/>
    </style:style>
    <style:style style:name="P35" style:family="paragraph" style:parent-style-name="Standard">
      <style:text-properties officeooo:rsid="002bcae5" officeooo:paragraph-rsid="002bcae5"/>
    </style:style>
    <style:style style:name="P36" style:family="paragraph" style:parent-style-name="Standard">
      <style:text-properties fo:font-weight="normal" officeooo:rsid="0030829d" officeooo:paragraph-rsid="0030829d" style:font-weight-asian="normal" style:font-weight-complex="normal"/>
    </style:style>
    <style:style style:name="P37" style:family="paragraph" style:parent-style-name="Standard">
      <style:text-properties fo:font-weight="normal" officeooo:rsid="0032b82b" officeooo:paragraph-rsid="0032b82b" style:font-weight-asian="normal" style:font-weight-complex="normal"/>
    </style:style>
    <style:style style:name="P38" style:family="paragraph" style:parent-style-name="Standard">
      <style:text-properties fo:font-weight="normal" officeooo:rsid="003395c3" officeooo:paragraph-rsid="003395c3" style:font-weight-asian="normal" style:font-weight-complex="normal"/>
    </style:style>
    <style:style style:name="P39" style:family="paragraph" style:parent-style-name="Standard">
      <style:text-properties fo:font-weight="bold" officeooo:rsid="0032b82b" officeooo:paragraph-rsid="0032b82b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70ea5"/>
    </style:style>
    <style:style style:name="T3" style:family="text">
      <style:text-properties officeooo:rsid="00170ea5"/>
    </style:style>
    <style:style style:name="T4" style:family="text">
      <style:text-properties officeooo:rsid="001b26ff"/>
    </style:style>
    <style:style style:name="T5" style:family="text">
      <style:text-properties officeooo:rsid="0020ca14"/>
    </style:style>
    <style:style style:name="T6" style:family="text">
      <style:text-properties officeooo:rsid="0021a172"/>
    </style:style>
    <style:style style:name="T7" style:family="text">
      <style:text-properties officeooo:rsid="00227875"/>
    </style:style>
    <style:style style:name="T8" style:family="text">
      <style:text-properties officeooo:rsid="002b6b5a"/>
    </style:style>
    <style:style style:name="T9" style:family="text">
      <style:text-properties officeooo:rsid="002d4193"/>
    </style:style>
    <style:style style:name="T10" style:family="text">
      <style:text-properties officeooo:rsid="003082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son record – Sebastian Sells</text:p>
      <text:p text:style-name="Standard"/>
      <text:p text:style-name="P2">First lesson, 16th Dec 2015 at his house</text:p>
      <text:p text:style-name="Standard">paid - £20</text:p>
      <text:p text:style-name="Standard">times: 1900 – 2030</text:p>
      <text:p text:style-name="Standard"/>
      <text:p text:style-name="Standard">In the first part of the lesson, we were downloading stuff onto the big screen computer and his laptop – netbeans, the jdk, and MinGW. <text:s/>He was squidging the dog and looking at his phone a lot.</text:p>
      <text:p text:style-name="Standard"/>
      <text:p text:style-name="Standard">At some point, he was looking at some Lua code, and then he showed me the calculator code. <text:s/>It quickly became apparent that he knew about functions, use of AND, OR, equals and while(). <text:s/>Had to quickly re-calibrate the lesson, but it made things easier as I could refer new C stuff to what he already knew of Lua.</text:p>
      <text:p text:style-name="Standard"/>
      <text:p text:style-name="Standard">We covered :-</text:p>
      <text:p text:style-name="Standard"/>
      <text:p text:style-name="Standard">Next lesson:-</text:p>
      <text:p text:style-name="Standard"/>
      <text:p text:style-name="Standard">Function return types, arguments.</text:p>
      <text:p text:style-name="Standard"/>
      <text:p text:style-name="P3">Weds <text:span text:style-name="T3">23</text:span><text:span text:style-name="T2">rd</text:span><text:span text:style-name="T3"> </text:span>Dec 2015</text:p>
      <text:p text:style-name="P1">No Lesson</text:p>
      <text:p text:style-name="Standard"/>
      <text:p text:style-name="P4">Weds <text:span text:style-name="T3">30</text:span><text:span text:style-name="T2">th</text:span><text:span text:style-name="T3"> </text:span>Dec 2015</text:p>
      <text:p text:style-name="P14">2<text:span text:style-name="T1">nd</text:span> </text:p>
      <text:p text:style-name="P15">Not sure, sorry!</text:p>
      <text:p text:style-name="P24">Functions!</text:p>
      <text:p text:style-name="P24">Homework - write a function to evaluate a quadratic</text:p>
      <text:p text:style-name="P24">Seb's function didn't take any arguments, the values were hard-coded into the function.</text:p>
      <text:p text:style-name="P14"/>
      <text:p text:style-name="P14"/>
      <text:p text:style-name="P3">Weds 6<text:span text:style-name="T1">th</text:span> Jan 2016</text:p>
      <text:p text:style-name="P14">3<text:span text:style-name="T1">rd</text:span> </text:p>
      <text:p text:style-name="P1">Me - tired and feeling ill-prepared. <text:s/>Laptop battery is U/S, preying on my mind.</text:p>
      <text:p text:style-name="P1">Seb - quite a lot of dog squidging, not very engaged.</text:p>
      <text:p text:style-name="P1">Homework - ?</text:p>
      <text:p text:style-name="P1">We covered - while loops, nested loops, booleans. <text:span text:style-name="T7">AND, OR, if-else</text:span></text:p>
      <text:p text:style-name="P1"/>
      <text:p text:style-name="Standard"/>
      <text:p text:style-name="P3">Weds 13<text:span text:style-name="T1">th</text:span> Jan 2016</text:p>
      <text:p text:style-name="P14">4<text:span text:style-name="T1">th</text:span> </text:p>
      <text:p text:style-name="P1">Me - better prepared. <text:s/>Seb - much more engaged today. <text:s/>Having a laptop battery that works is helping me!</text:p>
      <text:p text:style-name="P1">Homework - the times tables. <text:s/>Mostly correct. <text:s/>He has an odd habit of choosing strange variable names, and putting \n and increments in the opposite places to where he's shown. <text:s/>Also function names and strings, everything seems to have to be his own, different to what I'm telling him.</text:p>
      <text:p text:style-name="P1"/>
      <text:p text:style-name="P1">We covered all of the material in the slides.</text:p>
      <text:p text:style-name="P1">Added a recap section at the beginning.</text:p>
      <text:p text:style-name="P1">He asked for - to cover switch(c). <text:s/>Will do it next time.</text:p>
      <text:p text:style-name="P1">Homework - seemed particularly interested in the ROT13 encryption.</text:p>
      <text:p text:style-name="P1">Next week: strings</text:p>
      <text:p text:style-name="P1"><text:soft-page-break/>Paid - £20.</text:p>
      <text:p text:style-name="Standard"/>
      <text:p text:style-name="Standard"/>
      <text:p text:style-name="P14">15<text:span text:style-name="T1">th</text:span> Jan - created Google Drive folders to hold source materials, homeworks, slides etc.</text:p>
      <text:p text:style-name="P14"/>
      <text:p text:style-name="P14"/>
      <text:p text:style-name="P14"/>
      <text:p text:style-name="P6">20<text:span text:style-name="T1">th</text:span> Jan 2016</text:p>
      <text:p text:style-name="P27">5<text:span text:style-name="T1">th</text:span> </text:p>
      <text:p text:style-name="P25">Seb hadn't done the homework, so we looked at that.</text:p>
      <text:p text:style-name="P25"/>
      <text:p text:style-name="P14"/>
      <text:p text:style-name="P14"/>
      <text:p text:style-name="P6">27<text:span text:style-name="T1">th</text:span> Jan 2016</text:p>
      <text:p text:style-name="P27">6<text:span text:style-name="T1">th</text:span> </text:p>
      <text:p text:style-name="P26">Seb was about his most engaged and interacted well. <text:s/>He had fixed the console problem in NB, but hadn't seen page 2 with the homework on it, so I talked him through the specimen solution.</text:p>
      <text:p text:style-name="P26"/>
      <text:p text:style-name="P26">We looked at more string functions.</text:p>
      <text:p text:style-name="P26">Did strtol - he called it “turtle”, I didn't get it for a while!</text:p>
      <text:p text:style-name="P26">He hadn't heard much about number bases, so I did a brief diversion into hex.</text:p>
      <text:p text:style-name="P26">He seemed his most keen when thinking about strtol. <text:s/>We're heading towards doing the calculator, in C.</text:p>
      <text:p text:style-name="P26"/>
      <text:p text:style-name="P26">Paid £20. <text:s/>Steve didn't seem at all relaxed.</text:p>
      <text:p text:style-name="P26"/>
      <text:p text:style-name="P28">To do:: do a printed summary sheet of functions and language features for Seb to keep, he said that it would help him.</text:p>
      <text:p text:style-name="P26"/>
      <text:p text:style-name="P26"/>
      <text:p text:style-name="P7">3<text:span text:style-name="T1">rd</text:span> Feb 2016</text:p>
      <text:p text:style-name="P27">7<text:span text:style-name="T1">th</text:span> <text:span text:style-name="T9">lesson</text:span></text:p>
      <text:p text:style-name="P27"/>
      <text:p text:style-name="P29">Seb didn't have time to do the homework.</text:p>
      <text:p text:style-name="P29">We got through the slides in a bout 30 mins! <text:s/>So we did a load of work on the calculator, me guiding it. <text:s/>Note- best way to stretch things is to get him to type loads.</text:p>
      <text:p text:style-name="P29">Wasn't too happy with the quality today, it was a bit fragmented. <text:s/>Looked at state diagrams and enums, but didn't really get to use either very much.</text:p>
      <text:p text:style-name="P29"/>
      <text:p text:style-name="P29">his h/w - put in division by zero trap.</text:p>
      <text:p text:style-name="P29"/>
      <text:p text:style-name="P29">Had a long chat with Steve, about running, and his work at Naim. <text:s/>They do some seriously impressive hi-fi.</text:p>
      <text:p text:style-name="P29"/>
      <text:p text:style-name="P29">Paid £20.</text:p>
      <text:p text:style-name="P29"/>
      <text:p text:style-name="P29">Need to add a memory to the calculator, and maybe a last answer feature.</text:p>
      <text:p text:style-name="P29"/>
      <text:p text:style-name="P8">10<text:span text:style-name="T1">th</text:span> Feb 2016</text:p>
      <text:p text:style-name="P27"/>
      <text:p text:style-name="P30">No lesson, Seb was ill.</text:p>
      <text:p text:style-name="P30"/>
      <text:p text:style-name="P8"><text:soft-page-break/>17<text:span text:style-name="T1">th</text:span> Feb 2016</text:p>
      <text:p text:style-name="P30">8<text:span text:style-name="T1">th</text:span> Lesson</text:p>
      <text:p text:style-name="P30"/>
      <text:p text:style-name="P30">Seb had added the zero-division trap as asked, and a whole lot more! <text:s/>He'd added a memory. <text:s/>After the calculation, the prog asks if you want to store in memory (y/n). <text:s/>If y, it saves it and marks the memory value as valid. <text:s/>Then you can put in “memory” into number1 prompt, and it recalls it. <text:s/>Neat!</text:p>
      <text:p text:style-name="P30"/>
      <text:p text:style-name="P30">Pointed out where he was calculating the answer of each calculation twice.</text:p>
      <text:p text:style-name="P30"/>
      <text:p text:style-name="P30">We worked through the powerl() code, writing the test cases, coding the test function, then the two p<text:span text:style-name="T9">a</text:span>rts of the powerl() - dealing with the trivial cases, and doing the actual power calculation. <text:s/>He was very tired in the middle, but perked up towards the end.</text:p>
      <text:p text:style-name="P30"/>
      <text:p text:style-name="P30">Steve said that he was so enjoying it, said he was “buzzing” after the previous lesson! <text:s/>Which was really encouraging, as I wondered if he was bored of all this systems-style programming.</text:p>
      <text:p text:style-name="P30"/>
      <text:p text:style-name="P30">We talked about the possibility of showing him some arduino projects, as they're written in C.</text:p>
      <text:p text:style-name="P30"/>
      <text:p text:style-name="P30">Homework: write a factorial function, based on the loop part of powerl().</text:p>
      <text:p text:style-name="P30"/>
      <text:p text:style-name="P32">Paid £20. <text:s/>£160 so fa<text:span text:style-name="T8">r.</text:span></text:p>
      <text:p text:style-name="P31">Next time: use an enum of operations, classify them early, add unary functions, need a note of how many args each one takes.</text:p>
      <text:p text:style-name="P27"/>
      <text:p text:style-name="P27"/>
      <text:p text:style-name="P27"/>
      <text:p text:style-name="P34">24<text:span text:style-name="T1">th</text:span> February 2016</text:p>
      <text:p text:style-name="P33">I was tired, felt that I didn't talk very fluidly. <text:s/>Seb was a bit tired too.</text:p>
      <text:p text:style-name="P33">We looked at recursive functions, and wrote an iterative and recursive factorial function, complete with the tests. <text:s/>He quickly added it to the calculator, which was good.</text:p>
      <text:p text:style-name="P33"/>
      <text:p text:style-name="P33">Paid £20, £180 to date.</text:p>
      <text:p text:style-name="P33"/>
      <text:p text:style-name="P33">Next time:- classifying operations with an enum, adding number of args each op wants.</text:p>
      <text:p text:style-name="P33">To do :: error handling.</text:p>
      <text:p text:style-name="P33"/>
      <text:p text:style-name="P35">More on arrays and strings.</text:p>
      <text:p text:style-name="P35"/>
      <text:p text:style-name="P35">Interfacing to other code</text:p>
      <text:p text:style-name="P35"/>
      <text:p text:style-name="P35">data structures, modelling the data in a problem.</text:p>
      <text:p text:style-name="P35"/>
      <text:p text:style-name="P35">algorithms. <text:s/>Donald Knuth.</text:p>
      <text:p text:style-name="P27"/>
      <text:p text:style-name="P5">Roadmap</text:p>
      <text:p text:style-name="P5"/>
      <text:p text:style-name="P16">Strings</text:p>
      <text:p text:style-name="P16">Arrays</text:p>
      <text:p text:style-name="P16">(pointers)</text:p>
      <text:p text:style-name="P16">user input, <text:span text:style-name="T5">gets,</text:span> <text:span text:style-name="T5">strtol</text:span></text:p>
      <text:p text:style-name="P16">simple calculator - number, op, number, result.</text:p>
      <text:p text:style-name="P16"><text:soft-page-break/>implement stack ADT</text:p>
      <text:p text:style-name="P16">more complex RPN calculator, <text:span text:style-name="T6">handle unary operations like sqrt and !</text:span></text:p>
      <text:p text:style-name="P16"/>
      <text:p text:style-name="P17">error handling</text:p>
      <text:p text:style-name="P17">pointers</text:p>
      <text:p text:style-name="P17"/>
      <text:p text:style-name="P16"/>
      <text:p text:style-name="P16"/>
      <text:p text:style-name="P16">far future:</text:p>
      <text:p text:style-name="P16">libraries</text:p>
      <text:p text:style-name="P16"/>
      <text:p text:style-name="P16">files</text:p>
      <text:p text:style-name="P16">graphics <text:span text:style-name="T4">for games. <text:s/>Breakout game. <text:s/>what graphics framework - SDL?</text:span></text:p>
      <text:p text:style-name="P16">sound</text:p>
      <text:p text:style-name="P16"/>
      <text:p text:style-name="P16">ex<text:span text:style-name="T6">c</text:span>eptions</text:p>
      <text:p text:style-name="P16"/>
      <text:p text:style-name="P16">possible:</text:p>
      <text:p text:style-name="P16"/>
      <text:p text:style-name="P16">a nethack-style game</text:p>
      <text:p text:style-name="P16">a simple board game 8x8 array</text:p>
      <text:p text:style-name="P16"/>
      <text:p text:style-name="P19">a simple robots or rhino game, where there are obstructions to move around, and robots chase you. <text:s/>turn-based, we'd need to read single direction keys, and have cursor control (to redraw the screen).</text:p>
      <text:p text:style-name="P19"/>
      <text:p text:style-name="P9"/>
      <text:p text:style-name="P9"/>
      <text:p text:style-name="P10">2<text:span text:style-name="T10">8</text:span><text:span text:style-name="T1">th</text:span> September 2016</text:p>
      <text:p text:style-name="P10"/>
      <text:p text:style-name="P18">First lesson of the restart. <text:s/>Seb seems quite different, much more communicative and engaged. <text:s/>He showed me an adventure game that he'd written in python and Lua. <text:s/>He's been collaberating with his cousin, who is doing GCSE comp sci.</text:p>
      <text:p text:style-name="P18"/>
      <text:p text:style-name="P18">I made a point of asking lots of questions, asking him to explain things. <text:s/>It seemed to work quite well, rather than just reading things off a screen, that he was reading as well.</text:p>
      <text:p text:style-name="P18"/>
      <text:p text:style-name="P18">He said that he wasn't very clear on arrays, so I think we can produce a lesson on that.</text:p>
      <text:p text:style-name="P18"/>
      <text:p text:style-name="P18">£20. <text:s/>No lesson next week, its Seb's birthday.</text:p>
      <text:p text:style-name="P18"/>
      <text:p text:style-name="P12">12<text:span text:style-name="T1">th</text:span> October</text:p>
      <text:p text:style-name="P22"/>
      <text:p text:style-name="P22">Second lesson of the restart.</text:p>
      <text:p text:style-name="P22"/>
      <text:p text:style-name="P12">26<text:span text:style-name="T1">th</text:span> October</text:p>
      <text:p text:style-name="P22"/>
      <text:p text:style-name="P22">Third lesson of the restart.</text:p>
      <text:p text:style-name="P22"/>
      <text:p text:style-name="P11">9<text:span text:style-name="T1">th</text:span> November 2016</text:p>
      <text:p text:style-name="P20">Cancelled at literally the last minute by Steve, I was heading towards the door when the phone rang. <text:s text:c="3"/>Seb was ill. <text:s/>Quite ill, as it turned out, on antibiotics, three-week chest infection.</text:p>
      <text:p text:style-name="P20"/>
      <text:p text:style-name="P20"><text:soft-page-break/></text:p>
      <text:p text:style-name="P11">16<text:span text:style-name="T1">th</text:span> November 2016</text:p>
      <text:p text:style-name="P20"/>
      <text:p text:style-name="P22">Fourth lesson of the restart.</text:p>
      <text:p text:style-name="P21"/>
      <text:p text:style-name="P21">Seb had a chest infection still, he'd been off school all week, going back tomorrow.</text:p>
      <text:p text:style-name="P20">Doing stuff with 1d and 2d arrays.</text:p>
      <text:p text:style-name="P20">Strings as char arrays.</text:p>
      <text:p text:style-name="P20">2d array with a poem in it.</text:p>
      <text:p text:style-name="P20">filling a Times table, and printing it</text:p>
      <text:p text:style-name="P20">chessboard and gold coins example. <text:s/>Had problems with the long double type, it kept printing NaN on his machine.</text:p>
      <text:p text:style-name="P20">Changing powerl to be a double type, to calculate 2^64 - 1</text:p>
      <text:p text:style-name="P23">Seb asked what would happen if you printed strings as an integer, and discovered that they are really memory addresses of the start of the string!</text:p>
      <text:p text:style-name="P23"/>
      <text:p text:style-name="P23">Its so good to see how he's progressing, he's a good deal better than a year ago, and communicates a lot better too.</text:p>
      <text:p text:style-name="P20"/>
      <text:p text:style-name="P20"/>
      <text:p text:style-name="P23">We only got through about 16 pages, so I've plenty of stuff for the next few lessons.</text:p>
      <text:p text:style-name="P23"/>
      <text:p text:style-name="P20"/>
      <text:p text:style-name="P20">£20.</text:p>
      <text:p text:style-name="P20"/>
      <text:p text:style-name="P13">30<text:span text:style-name="T1">th</text:span> November 2016</text:p>
      <text:p text:style-name="P23"/>
      <text:p text:style-name="P23"><text:tab/>Going to do :- Random numbers, simple crypto, and maybe random landcsapes. <text:s/>Need gnuplot to plot the data.</text:p>
      <text:p text:style-name="P23"/>
      <text:p text:style-name="P13">14<text:span text:style-name="T1">th</text:span> December 2016</text:p>
      <text:p text:style-name="P13"/>
      <text:p text:style-name="P23"><text:tab/>Pointers!</text:p>
      <text:p text:style-name="P13"/>
      <text:p text:style-name="P13">28<text:span text:style-name="T1">th</text:span> December 2016?</text:p>
      <text:p text:style-name="P13"/>
      <text:p text:style-name="P38">[ Last thing I recall that we did was the affine cypher. <text:s/>We haven't done any pointers yet, and not random landscapes.</text:p>
      <text:p text:style-name="P38"/>
      <text:p text:style-name="P38">Plan was possibly to do the lottery sim thing. 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5-12-17T17:32:27</meta:creation-date>
    <dc:date>2017-03-14T13:56:18.397821769</dc:date>
    <dc:creator>Mark Woodrow</dc:creator>
    <meta:editing-duration>PT30M21S</meta:editing-duration>
    <meta:editing-cycles>19</meta:editing-cycles>
    <meta:generator>LibreOffice/4.2.8.2$Linux_x86 LibreOffice_project/420m0$Build-2</meta:generator>
    <meta:document-statistic meta:table-count="0" meta:image-count="0" meta:object-count="0" meta:page-count="5" meta:paragraph-count="128" meta:word-count="1344" meta:character-count="7413" meta:non-whitespace-character-count="6144"/>
  </office:meta>
</office:document-meta>
</file>